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 efef2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 ssv</meta:initial-creator>
    <meta:creation-date>2011-01-21T12:02:12.06</meta:creation-date>
    <dc:date>2011-01-21T15:54:25.12</dc:date>
    <dc:creator>sv ssv</dc:creator>
    <meta:editing-duration>PT00H00M22S</meta:editing-duration>
    <meta:editing-cycles>5</meta:editing-cycles>
    <meta:generator>OpenOffice.org/3.2$Win32 OpenOffice.org_project/320m18$Build-9502</meta:generator>
    <meta:document-statistic meta:table-count="0" meta:image-count="0" meta:object-count="0" meta:page-count="1" meta:paragraph-count="1" meta:word-count="2" meta:character-count="10"/>
  </office:meta>
</office:document-meta>
</file>